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  <style:text-properties fo:language="en" fo:country="GB" officeooo:paragraph-rsid="00190b05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fo:font-size="14pt" fo:language="en" fo:country="GB" officeooo:paragraph-rsid="00190b05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fo:font-size="14pt" fo:language="en" fo:country="GB" fo:font-weight="bold" officeooo:paragraph-rsid="00190b05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190b05"/>
    </style:style>
    <style:style style:name="P5" style:family="paragraph" style:parent-style-name="Text_20_body">
      <style:text-properties style:font-name="Calibri" fo:font-size="14pt" fo:language="en" fo:country="GB" style:font-size-asian="14pt" style:font-size-complex="14pt"/>
    </style:style>
    <style:style style:name="T1" style:family="text">
      <style:text-properties style:font-name="Calibri" fo:font-size="14pt" fo:language="en" fo:country="GB" style:font-size-asian="14pt" style:font-size-complex="14pt"/>
    </style:style>
    <style:style style:name="T2" style:family="text">
      <style:text-properties style:font-name="Calibri" fo:font-size="14pt" fo:language="en" fo:country="GB" officeooo:rsid="00176ee6" style:font-size-asian="14pt" style:font-size-complex="14pt"/>
    </style:style>
    <style:style style:name="T3" style:family="text">
      <style:text-properties style:font-name="Calibri" fo:font-size="14pt" fo:language="en" fo:country="GB" officeooo:rsid="00184533" style:font-size-asian="14pt" style:font-size-complex="14pt"/>
    </style:style>
    <style:style style:name="T4" style:family="text">
      <style:text-properties style:font-name="Calibri" fo:font-size="14pt" fo:language="en" fo:country="GB" officeooo:rsid="0014540a" style:font-size-asian="14pt" style:font-size-complex="14pt"/>
    </style:style>
    <style:style style:name="T5" style:family="text">
      <style:text-properties style:font-name="Calibri" fo:font-size="14pt" fo:language="en" fo:country="GB" officeooo:rsid="00127d7b" style:font-size-asian="14pt" style:font-size-complex="14pt"/>
    </style:style>
    <style:style style:name="T6" style:family="text">
      <style:text-properties style:font-name="Calibri" fo:font-size="14pt" fo:language="en" fo:country="GB" fo:font-style="italic" style:font-size-asian="14pt" style:font-style-asian="italic" style:font-size-complex="14pt" style:font-style-complex="italic"/>
    </style:style>
    <style:style style:name="T7" style:family="text">
      <style:text-properties style:font-name="Calibri" fo:font-size="14pt" fo:language="en" fo:country="GB" fo:font-style="italic" officeooo:rsid="00184533" style:font-size-asian="14pt" style:font-style-asian="italic" style:font-size-complex="14pt" style:font-style-complex="italic"/>
    </style:style>
    <style:style style:name="T8" style:family="text">
      <style:text-properties officeooo:rsid="0014540a"/>
    </style:style>
    <style:style style:name="T9" style:family="text">
      <style:text-properties officeooo:rsid="0015b606"/>
    </style:style>
    <style:style style:name="T10" style:family="text">
      <style:text-properties officeooo:rsid="001319c2"/>
    </style:style>
    <style:style style:name="T11" style:family="text">
      <style:text-properties officeooo:rsid="00127d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ement of Purpose</text:h>
      <text:p text:style-name="P3"/>
      <text:p text:style-name="P3"/>
      <text:p text:style-name="P2">My name is Víctor Ballester, and I am currently enrolled in the M2 Applied and Theoretical Mathematics program at Paris-Dauphine University, following my graduation from Mathematics at the Autonomous University of Barcelona (UAB) <text:span text:style-name="T9">in july 2023</text:span>. For years, I have been highly attracted to Mathematical Sciences, particularly in applied Mathematics and Physics. I consider myself a determined and hard-working individual. These qualities, <text:span text:style-name="T10">together</text:span> with the friendships I have <text:span text:style-name="T11">made</text:span> over the years, have <text:span text:style-name="T9">empowered me</text:span> to <text:span text:style-name="T11">become better</text:span> in various aspects of my life, especially in Mathematics.</text:p>
      <text:p text:style-name="P2"/>
      <text:p text:style-name="P2">During high school, Mathematics was undeniably my favo<text:span text:style-name="T8">u</text:span>rite subject. I <text:span text:style-name="T11">showed</text:span> a keen interest in the topic, often completing exercises and exams <text:span text:style-name="T11">faster than my classmates</text:span>. Thus, my decision to pursue Mathematics at the university level was clear. During my first year at UAB, I found myself surrounded by individuals who shared similar interests, which greatly enriched the learning environment. As my studies progressed, my proficiency in Mathematics <text:span text:style-name="T11">increased</text:span>. I completed my undergraduate studies with an average mark of 9.42, earning hono<text:span text:style-name="T8">u</text:span>rs in 186 out of 240 credits. <text:span text:style-name="T11">In particular</text:span>, my final bachelor project, which explored the dynamics of Earth-orbiting <text:span text:style-name="T10">spacecraft</text:span>, earned a perfect score of 10.0/10.0. Shortly after completing my undergraduate studies, I was hono<text:span text:style-name="T8">u</text:span>red with the Extraordinary Award of the Faculty of Sciences at UAB, acknowledging me as the top student in my <text:span text:style-name="T11">graduating class.</text:span></text:p>
      <text:p text:style-name="P2"/>
      <text:p text:style-name="P4"><text:span text:style-name="T1">Last September </text:span><text:span text:style-name="T5">was</text:span><text:span text:style-name="T1"> the beginning of my new journey in Paris. I was awarded a fellowship from the Paris Graduate School of Mathematical Sciences to pursue advanced studies at Paris-Dauphine University. </text:span><text:span text:style-name="T5">The high level of exigency in France, and particularly </text:span><text:span text:style-name="T4">at</text:span><text:span text:style-name="T5"> </text:span><text:span text:style-name="Fuente_20_de_20_párrafo_20_predeter."><text:span text:style-name="T5">Paris-Dauphine University</text:span></text:span><text:span text:style-name="T5">, together with </text:span><text:span text:style-name="T1">my competitive spirit </text:span><text:span text:style-name="T5">and my </text:span><text:span text:style-name="T1">talented </text:span><text:span text:style-name="T5">classmates</text:span><text:span text:style-name="T1">, </text:span><text:span text:style-name="T5">is continuously e</text:span><text:span text:style-name="T4">n</text:span><text:span text:style-name="T5">couraging</text:span><text:span text:style-name="T1"> me to </text:span><text:span text:style-name="T4">excel</text:span><text:span text:style-name="T1"> in </text:span><text:span text:style-name="T5">any subfield of</text:span><text:span text:style-name="T1"> Mathematics. At Paris-Dauphine, I am specializing in computational fluid dynamics, with my master’s thesis focused on the transition from 2D to 3D turbulence.</text:span></text:p>
      <text:p text:style-name="P2"/>
      <text:p text:style-name="P2"><text:soft-page-break/>My next <text:span text:style-name="T8">purpose</text:span> is to pursue a PhD in Applied Mathematics, specializing in computational fluid dynamics, with the ultimate goal of becoming an aerodynamicist in the Motorsports industry, a dream I <text:span text:style-name="T11">have always had. </text:span>Currently, I am applying to several universities in Austria and the UK, <text:span text:style-name="T11">and I am </text:span>confident <text:span text:style-name="T8">that I will</text:span><text:span text:style-name="T11"> be admitted </text:span><text:span text:style-name="T8">to </text:span><text:span text:style-name="T11">one of them</text:span>. The Institute of Science and Technology in Austria stands as one of Europe’s <text:span text:style-name="T11">best</text:span> research cent<text:span text:style-name="T8">re</text:span>s, renowned for its expertise in fluid dynamics. Similarly, I have applied to the University of Manchester and <text:span text:style-name="T8">the </text:span>Imperial College <text:span text:style-name="T8">of</text:span> London, both distinguished institutions in the field of <text:span text:style-name="T11">applied Mathematical Sciences</text:span>. <text:span text:style-name="T10">Furthermore, t</text:span>he UK’s reputation as a leader in Motorsports makes it an ideal destination for furthering my studies.</text:p>
      <text:p text:style-name="P2"/>
      <text:p text:style-name="P2">In essence, my decision to apply to institutions in both Austria and the UK reflects my <text:span text:style-name="T10">desire</text:span> to engage in cutting-edge research, collaborate with <text:span text:style-name="T11">bright</text:span> scholars, and immerse myself in vibrant academic communities.</text:p>
      <text:p text:style-name="P2"/>
      <text:p text:style-name="P2">Beyond my academic pursuits, I have actively participated in Mathematics competitions, achieving notable success. Most recently, I ranked as the second-best Spanish individual in the west division of the Simon Marais Mathematics Competition. Additionally, I have spent years providing private tutoring to high school students, <text:span text:style-name="T11">a</text:span><text:span text:style-name="T8">c</text:span><text:span text:style-name="T11">quiring</text:span> essential skills such as empathy, patience, and communication <text:span text:style-name="T11">skills.</text:span></text:p>
      <text:p text:style-name="P2"/>
      <text:p text:style-name="P2"><text:span text:style-name="T4">On balance</text:span><text:span text:style-name="T1">, my academic background positions me well to pursue doctoral studies abroad. The granting of this fellowship would allow me to continue expanding my knowledge of Mathematics at a prestigious universit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23-01-27T10:28:00Z</meta:creation-date>
    <dc:date>2024-02-01T09:05:37.740203627</dc:date>
    <meta:editing-cycles>17</meta:editing-cycles>
    <meta:editing-duration>PT14H19M57S</meta:editing-duration>
    <meta:document-statistic meta:table-count="0" meta:image-count="0" meta:object-count="0" meta:page-count="2" meta:paragraph-count="8" meta:word-count="557" meta:character-count="3687" meta:non-whitespace-character-count="3138"/>
    <meta:template xlink:type="simple" xlink:actuate="onRequest" xlink:title="" xlink:href="../../../Downloads/laCaixa.odt/Normal.dotm"/>
  </office:meta>
</office:document-meta>
</file>